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4A00000024ECE53FC75B26BC7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none" fo:border-top="none" fo:border-bottom="0.05pt solid #000000"/>
    </style:style>
    <style:style style:name="Таблица1.G3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FreeSerif" officeooo:rsid="00074e05" officeooo:paragraph-rsid="0010062d"/>
    </style:style>
    <style:style style:name="P2" style:family="paragraph" style:parent-style-name="Standard">
      <style:text-properties style:font-name="FreeSerif" officeooo:rsid="00074e05" officeooo:paragraph-rsid="0010062d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0062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10062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0062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0062d" style:font-size-asian="11pt" style:font-size-complex="11pt"/>
    </style:style>
    <style:style style:name="P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0062d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FreeSerif" fo:font-size="11pt" officeooo:paragraph-rsid="0010062d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0062d" style:font-size-asian="11pt" style:font-size-complex="11pt"/>
    </style:style>
    <style:style style:name="P10" style:family="paragraph" style:parent-style-name="Table_20_Contents">
      <style:text-properties style:font-name="FreeSerif" fo:font-size="11pt" officeooo:paragraph-rsid="0010062d" style:font-size-asian="11pt" style:font-size-complex="11pt"/>
    </style:style>
    <style:style style:name="T1" style:family="text">
      <style:text-properties officeooo:rsid="002498d6"/>
    </style:style>
    <style:style style:name="T2" style:family="text">
      <style:text-properties officeooo:rsid="0007f6c8"/>
    </style:style>
    <style:style style:name="T3" style:family="text">
      <style:text-properties officeooo:rsid="002a25bb"/>
    </style:style>
    <style:style style:name="T4" style:family="text">
      <style:text-properties officeooo:rsid="0031f441"/>
    </style:style>
    <style:style style:name="T5" style:family="text">
      <style:text-properties officeooo:rsid="0019e411"/>
    </style:style>
    <style:style style:name="T6" style:family="text">
      <style:text-properties officeooo:rsid="00369138"/>
    </style:style>
    <style:style style:name="T7" style:family="text">
      <style:text-properties officeooo:rsid="003ad406"/>
    </style:style>
    <style:style style:name="T8" style:family="text">
      <style:text-properties officeooo:rsid="001006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2"/>
      <text:p text:style-name="P3">ЖУРНАЛ ПРОВЕДЕННЯ ІНСТРУКТАЖУ З ТЕХНІКИ БЕЗПЕКИ В КОМП’ЮТЕРНОМУ КЛАСІ <text:span text:style-name="T1">(КАБ. 26)</text:span></text:p>
      <text:p text:style-name="P4">Вчитель: Трубіцина Анастасія Леонідівна</text:p>
      <text:p text:style-name="P5"><draw:frame draw:style-name="fr1" draw:name="Изображение17" text:anchor-type="paragraph" svg:x="15.748cm" svg:y="11.635cm" svg:width="1.953cm" svg:height="0.947cm" draw:z-index="12"><draw:image xlink:href="Pictures/100002010000004A00000024ECE53FC75B26BC72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6"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2"><draw:image xlink:href="Pictures/100002010000004A00000024ECE53FC75B26BC72.png" xlink:type="simple" xlink:show="embed" xlink:actuate="onLoad" loext:mime-type="image/png"/></draw:frame><draw:frame draw:style-name="fr1" draw:name="Изображение22" text:anchor-type="paragraph" svg:x="16.249cm" svg:y="14.67cm" svg:width="1.953cm" svg:height="0.947cm" draw:z-index="9"><draw:image xlink:href="Pictures/100002010000004A00000024ECE53FC75B26BC72.png" xlink:type="simple" xlink:show="embed" xlink:actuate="onLoad" loext:mime-type="image/png"/></draw:frame><draw:frame draw:style-name="fr1" draw:name="Изображение26" text:anchor-type="paragraph" svg:x="16.249cm" svg:y="17.732cm" svg:width="1.953cm" svg:height="0.947cm" draw:z-index="10"><draw:image xlink:href="Pictures/100002010000004A00000024ECE53FC75B26BC72.png" xlink:type="simple" xlink:show="embed" xlink:actuate="onLoad" loext:mime-type="image/png"/></draw:frame><draw:frame draw:style-name="fr1" draw:name="Изображение21" text:anchor-type="paragraph" svg:x="16.249cm" svg:y="12.755cm" svg:width="1.953cm" svg:height="0.947cm" draw:z-index="11"><draw:image xlink:href="Pictures/100002010000004A00000024ECE53FC75B26BC72.png" xlink:type="simple" xlink:show="embed" xlink:actuate="onLoad" loext:mime-type="image/png"/></draw:frame>№<draw:frame draw:style-name="fr2" draw:name="Изображение18" text:anchor-type="char" svg:x="16.249cm" svg:y="12.166cm" svg:width="1.953cm" svg:height="0.947cm" draw:z-index="3"><draw:image xlink:href="Pictures/100002010000004A00000024ECE53FC75B26BC72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6">Прізвище, ім’я учня</text:p>
          </table:table-cell>
          <table:table-cell table:style-name="Таблица1.A1" office:value-type="string">
            <text:p text:style-name="P6">Клас</text:p>
          </table:table-cell>
          <table:table-cell table:style-name="Таблица1.A1" office:value-type="string">
            <text:p text:style-name="P6">Дата інструктажу</text:p>
          </table:table-cell>
          <table:table-cell table:style-name="Таблица1.A1" office:value-type="string">
            <text:p text:style-name="P6">Назва інструктажу</text:p>
          </table:table-cell>
          <table:table-cell table:style-name="Таблица1.A1" office:value-type="string">
            <text:p text:style-name="P6">Підпис учня</text:p>
          </table:table-cell>
          <table:table-cell table:style-name="Таблица1.G1" office:value-type="string">
            <text:p text:style-name="P6">Підпис <text:span text:style-name="T2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14670291" text:style-name="L1">
              <text:list-item>
                <text:p text:style-name="P7"><draw:frame draw:style-name="fr1" draw:name="Изображение2" text:anchor-type="paragraph" svg:x="16.249cm" svg:y="0.482cm" svg:width="1.953cm" svg:height="0.947cm" draw:z-index="2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0"/>
          </table:table-cell>
          <table:table-cell table:style-name="Таблица1.C2" office:value-type="string">
            <text:p text:style-name="P6"/>
          </table:table-cell>
          <table:table-cell table:style-name="Таблица1.D2" office:value-type="string">
            <text:p text:style-name="P9"/>
          </table:table-cell>
          <table:table-cell table:style-name="Таблица1.E2" office:value-type="string">
            <text:p text:style-name="P6">первинний</text:p>
          </table:table-cell>
          <table:table-cell table:style-name="Таблица1.F2" office:value-type="string">
            <text:p text:style-name="P8"/>
          </table:table-cell>
          <table:table-cell table:style-name="Таблица1.G2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12468185247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" office:value-type="string">
            <text:p text:style-name="P10"/>
          </table:table-cell>
          <table:table-cell table:style-name="Таблица1.C3" office:value-type="string">
            <text:p text:style-name="P6"/>
          </table:table-cell>
          <table:table-cell table:style-name="Таблица1.D3" office:value-type="string">
            <text:p text:style-name="P9"/>
          </table:table-cell>
          <table:table-cell table:style-name="Таблица1.E3" office:value-type="string">
            <text:p text:style-name="P6">первинний</text:p>
          </table:table-cell>
          <table:table-cell table:style-name="Таблица1.F3" office:value-type="string">
            <text:p text:style-name="P8"/>
          </table:table-cell>
          <table:table-cell table:style-name="Таблица1.G3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124964979925" text:continue-numbering="true" text:style-name="L1">
              <text:list-item>
                <text:p text:style-name="P7"><draw:frame draw:style-name="fr1" draw:name="Изображение4" text:anchor-type="paragraph" svg:x="16.249cm" svg:y="0.474cm" svg:width="1.953cm" svg:height="0.947cm" draw:z-index="14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0"/>
          </table:table-cell>
          <table:table-cell table:style-name="Таблица1.C4" office:value-type="string">
            <text:p text:style-name="P6"/>
          </table:table-cell>
          <table:table-cell table:style-name="Таблица1.D4" office:value-type="string">
            <text:p text:style-name="P9"/>
          </table:table-cell>
          <table:table-cell table:style-name="Таблица1.E4" office:value-type="string">
            <text:p text:style-name="P6">первинний</text:p>
          </table:table-cell>
          <table:table-cell table:style-name="Таблица1.F4" office:value-type="string">
            <text:p text:style-name="P8"/>
          </table:table-cell>
          <table:table-cell table:style-name="Таблица1.G4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12531484822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5" office:value-type="string">
            <text:p text:style-name="P10"/>
          </table:table-cell>
          <table:table-cell table:style-name="Таблица1.C5" office:value-type="string">
            <text:p text:style-name="P6"/>
          </table:table-cell>
          <table:table-cell table:style-name="Таблица1.D5" office:value-type="string">
            <text:p text:style-name="P9"/>
          </table:table-cell>
          <table:table-cell table:style-name="Таблица1.E5" office:value-type="string">
            <text:p text:style-name="P6">первинний</text:p>
          </table:table-cell>
          <table:table-cell table:style-name="Таблица1.F5" office:value-type="string">
            <text:p text:style-name="P8"/>
          </table:table-cell>
          <table:table-cell table:style-name="Таблица1.G5" office:value-type="string">
            <text:p text:style-name="P8"><draw:frame draw:style-name="fr1" draw:name="Изображение5" text:anchor-type="paragraph" svg:x="0.203cm" svg:y="0.575cm" svg:width="1.953cm" svg:height="0.947cm" draw:z-index="1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451580095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6" office:value-type="string">
            <text:p text:style-name="P10"/>
          </table:table-cell>
          <table:table-cell table:style-name="Таблица1.C6" office:value-type="string">
            <text:p text:style-name="P6"/>
          </table:table-cell>
          <table:table-cell table:style-name="Таблица1.D6" office:value-type="string">
            <text:p text:style-name="P9"/>
          </table:table-cell>
          <table:table-cell table:style-name="Таблица1.E6" office:value-type="string">
            <text:p text:style-name="P6">первинний</text:p>
          </table:table-cell>
          <table:table-cell table:style-name="Таблица1.F6" office:value-type="string">
            <text:p text:style-name="P8"/>
          </table:table-cell>
          <table:table-cell table:style-name="Таблица1.G6" office:value-type="string">
            <text:p text:style-name="P8"><draw:frame draw:style-name="fr1" draw:name="Изображение9" text:anchor-type="paragraph" svg:x="0.203cm" svg:y="0.575cm" svg:width="1.953cm" svg:height="0.947cm" draw:z-index="1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4109022891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7" office:value-type="string">
            <text:p text:style-name="P10"/>
          </table:table-cell>
          <table:table-cell table:style-name="Таблица1.C7" office:value-type="string">
            <text:p text:style-name="P6"/>
          </table:table-cell>
          <table:table-cell table:style-name="Таблица1.D7" office:value-type="string">
            <text:p text:style-name="P9"/>
          </table:table-cell>
          <table:table-cell table:style-name="Таблица1.E7" office:value-type="string">
            <text:p text:style-name="P6">первинний</text:p>
          </table:table-cell>
          <table:table-cell table:style-name="Таблица1.F7" office:value-type="string">
            <text:p text:style-name="P8"/>
          </table:table-cell>
          <table:table-cell table:style-name="Таблица1.G7" office:value-type="string">
            <text:p text:style-name="P8"><draw:frame draw:style-name="fr1" draw:name="Изображение7" text:anchor-type="paragraph" svg:x="0.203cm" svg:y="0.575cm" svg:width="1.953cm" svg:height="0.947cm" draw:z-index="2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5610186306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8" office:value-type="string">
            <text:p text:style-name="P10"/>
          </table:table-cell>
          <table:table-cell table:style-name="Таблица1.C8" office:value-type="string">
            <text:p text:style-name="P6"/>
          </table:table-cell>
          <table:table-cell table:style-name="Таблица1.D8" office:value-type="string">
            <text:p text:style-name="P9"/>
          </table:table-cell>
          <table:table-cell table:style-name="Таблица1.E8" office:value-type="string">
            <text:p text:style-name="P6">первинний</text:p>
          </table:table-cell>
          <table:table-cell table:style-name="Таблица1.F8" office:value-type="string">
            <text:p text:style-name="P8"/>
          </table:table-cell>
          <table:table-cell table:style-name="Таблица1.G8" office:value-type="string">
            <text:p text:style-name="P8"><draw:frame draw:style-name="fr1" draw:name="Изображение6" text:anchor-type="paragraph" svg:x="0.203cm" svg:y="0.575cm" svg:width="1.953cm" svg:height="0.947cm" draw:z-index="2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460156409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9" office:value-type="string">
            <text:p text:style-name="P10"/>
          </table:table-cell>
          <table:table-cell table:style-name="Таблица1.C9" office:value-type="string">
            <text:p text:style-name="P6"/>
          </table:table-cell>
          <table:table-cell table:style-name="Таблица1.D9" office:value-type="string">
            <text:p text:style-name="P9"/>
          </table:table-cell>
          <table:table-cell table:style-name="Таблица1.E9" office:value-type="string">
            <text:p text:style-name="P6">первинний</text:p>
          </table:table-cell>
          <table:table-cell table:style-name="Таблица1.F9" office:value-type="string">
            <text:p text:style-name="P8"/>
          </table:table-cell>
          <table:table-cell table:style-name="Таблица1.G9" office:value-type="string">
            <text:p text:style-name="P8"><draw:frame draw:style-name="fr1" draw:name="Изображение8" text:anchor-type="paragraph" svg:x="0.203cm" svg:y="0.633cm" svg:width="1.953cm" svg:height="0.947cm" draw:z-index="2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500988721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0" office:value-type="string">
            <text:p text:style-name="P10"/>
          </table:table-cell>
          <table:table-cell table:style-name="Таблица1.C10" office:value-type="string">
            <text:p text:style-name="P6"/>
          </table:table-cell>
          <table:table-cell table:style-name="Таблица1.D10" office:value-type="string">
            <text:p text:style-name="P9"/>
          </table:table-cell>
          <table:table-cell table:style-name="Таблица1.E10" office:value-type="string">
            <text:p text:style-name="P6">первинний</text:p>
          </table:table-cell>
          <table:table-cell table:style-name="Таблица1.F10" office:value-type="string">
            <text:p text:style-name="P8"/>
          </table:table-cell>
          <table:table-cell table:style-name="Таблица1.G10" office:value-type="string">
            <text:p text:style-name="P8"><draw:frame draw:style-name="fr1" draw:name="Изображение10" text:anchor-type="paragraph" svg:x="0.203cm" svg:y="0.575cm" svg:width="1.953cm" svg:height="0.947cm" draw:z-index="2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5215993614" text:continue-numbering="true" text:style-name="L1">
              <text:list-item>
                <text:p text:style-name="P7"><draw:frame draw:style-name="fr1" draw:name="Изображение12" text:anchor-type="paragraph" svg:x="16.249cm" svg:y="0.503cm" svg:width="1.953cm" svg:height="0.947cm" draw:z-index="2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0"/>
          </table:table-cell>
          <table:table-cell table:style-name="Таблица1.C11" office:value-type="string">
            <text:p text:style-name="P6"/>
          </table:table-cell>
          <table:table-cell table:style-name="Таблица1.D11" office:value-type="string">
            <text:p text:style-name="P9"/>
          </table:table-cell>
          <table:table-cell table:style-name="Таблица1.E11" office:value-type="string">
            <text:p text:style-name="P6">первинний</text:p>
          </table:table-cell>
          <table:table-cell table:style-name="Таблица1.F11" office:value-type="string">
            <text:p text:style-name="P8"/>
          </table:table-cell>
          <table:table-cell table:style-name="Таблица1.G11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12458867444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2" office:value-type="string">
            <text:p text:style-name="P10"/>
          </table:table-cell>
          <table:table-cell table:style-name="Таблица1.C12" office:value-type="string">
            <text:p text:style-name="P6"/>
          </table:table-cell>
          <table:table-cell table:style-name="Таблица1.D12" office:value-type="string">
            <text:p text:style-name="P9"/>
          </table:table-cell>
          <table:table-cell table:style-name="Таблица1.E12" office:value-type="string">
            <text:p text:style-name="P6">первинний</text:p>
          </table:table-cell>
          <table:table-cell table:style-name="Таблица1.F12" office:value-type="string">
            <text:p text:style-name="P8"/>
          </table:table-cell>
          <table:table-cell table:style-name="Таблица1.G12" office:value-type="string">
            <text:p text:style-name="P8"><draw:frame draw:style-name="fr1" draw:name="Изображение11" text:anchor-type="paragraph" svg:x="0.203cm" svg:y="0.575cm" svg:width="1.953cm" svg:height="0.947cm" draw:z-index="2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533454658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3" office:value-type="string">
            <text:p text:style-name="P10"/>
          </table:table-cell>
          <table:table-cell table:style-name="Таблица1.C13" office:value-type="string">
            <text:p text:style-name="P6"/>
          </table:table-cell>
          <table:table-cell table:style-name="Таблица1.D13" office:value-type="string">
            <text:p text:style-name="P9"/>
          </table:table-cell>
          <table:table-cell table:style-name="Таблица1.E13" office:value-type="string">
            <text:p text:style-name="P6">первинний</text:p>
          </table:table-cell>
          <table:table-cell table:style-name="Таблица1.F13" office:value-type="string">
            <text:p text:style-name="P8"/>
          </table:table-cell>
          <table:table-cell table:style-name="Таблица1.G13" office:value-type="string">
            <text:p text:style-name="P8"><draw:frame draw:style-name="fr1" draw:name="Изображение14" text:anchor-type="paragraph" svg:x="0.203cm" svg:y="0.575cm" svg:width="1.953cm" svg:height="0.947cm" draw:z-index="1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488144201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4" office:value-type="string">
            <text:p text:style-name="P10"/>
          </table:table-cell>
          <table:table-cell table:style-name="Таблица1.C14" office:value-type="string">
            <text:p text:style-name="P6"/>
          </table:table-cell>
          <table:table-cell table:style-name="Таблица1.D14" office:value-type="string">
            <text:p text:style-name="P9"/>
          </table:table-cell>
          <table:table-cell table:style-name="Таблица1.E14" office:value-type="string">
            <text:p text:style-name="P6">первинний</text:p>
          </table:table-cell>
          <table:table-cell table:style-name="Таблица1.F14" office:value-type="string">
            <text:p text:style-name="P8"/>
          </table:table-cell>
          <table:table-cell table:style-name="Таблица1.G14" office:value-type="string">
            <text:p text:style-name="P8"><draw:frame draw:style-name="fr1" draw:name="Изображение13" text:anchor-type="paragraph" svg:x="0.203cm" svg:y="0.575cm" svg:width="1.953cm" svg:height="0.947cm" draw:z-index="1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4728470733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5" office:value-type="string">
            <text:p text:style-name="P10"/>
          </table:table-cell>
          <table:table-cell table:style-name="Таблица1.C15" office:value-type="string">
            <text:p text:style-name="P6"/>
          </table:table-cell>
          <table:table-cell table:style-name="Таблица1.D15" office:value-type="string">
            <text:p text:style-name="P9"/>
          </table:table-cell>
          <table:table-cell table:style-name="Таблица1.E15" office:value-type="string">
            <text:p text:style-name="P6">первинний</text:p>
          </table:table-cell>
          <table:table-cell table:style-name="Таблица1.F15" office:value-type="string">
            <text:p text:style-name="P8"/>
          </table:table-cell>
          <table:table-cell table:style-name="Таблица1.G15" office:value-type="string">
            <text:p text:style-name="P8"><draw:frame draw:style-name="fr1" draw:name="Изображение15" text:anchor-type="paragraph" svg:x="0.203cm" svg:y="0.575cm" svg:width="1.953cm" svg:height="0.947cm" draw:z-index="1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434274730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6" office:value-type="string">
            <text:p text:style-name="P10"/>
          </table:table-cell>
          <table:table-cell table:style-name="Таблица1.C16" office:value-type="string">
            <text:p text:style-name="P6"/>
          </table:table-cell>
          <table:table-cell table:style-name="Таблица1.D16" office:value-type="string">
            <text:p text:style-name="P9"/>
          </table:table-cell>
          <table:table-cell table:style-name="Таблица1.E16" office:value-type="string">
            <text:p text:style-name="P6">первинний</text:p>
          </table:table-cell>
          <table:table-cell table:style-name="Таблица1.F16" office:value-type="string">
            <text:p text:style-name="P8"/>
          </table:table-cell>
          <table:table-cell table:style-name="Таблица1.G16" office:value-type="string">
            <text:p text:style-name="P8"><draw:frame draw:style-name="fr1" draw:name="Изображение16" text:anchor-type="paragraph" svg:x="0.203cm" svg:y="0.607cm" svg:width="1.953cm" svg:height="0.947cm" draw:z-index="1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526009568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7" office:value-type="string">
            <text:p text:style-name="P10"/>
          </table:table-cell>
          <table:table-cell table:style-name="Таблица1.C17" office:value-type="string">
            <text:p text:style-name="P6"/>
          </table:table-cell>
          <table:table-cell table:style-name="Таблица1.D17" office:value-type="string">
            <text:p text:style-name="P9"/>
          </table:table-cell>
          <table:table-cell table:style-name="Таблица1.E17" office:value-type="string">
            <text:p text:style-name="P6">первинний</text:p>
          </table:table-cell>
          <table:table-cell table:style-name="Таблица1.F17" office:value-type="string">
            <text:p text:style-name="P8"/>
          </table:table-cell>
          <table:table-cell table:style-name="Таблица1.G17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12468936955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8" office:value-type="string">
            <text:p text:style-name="P10"/>
          </table:table-cell>
          <table:table-cell table:style-name="Таблица1.C18" office:value-type="string">
            <text:p text:style-name="P6"/>
          </table:table-cell>
          <table:table-cell table:style-name="Таблица1.D18" office:value-type="string">
            <text:p text:style-name="P9"/>
          </table:table-cell>
          <table:table-cell table:style-name="Таблица1.E18" office:value-type="string">
            <text:p text:style-name="P6">первинний</text:p>
          </table:table-cell>
          <table:table-cell table:style-name="Таблица1.F18" office:value-type="string">
            <text:p text:style-name="P8"/>
          </table:table-cell>
          <table:table-cell table:style-name="Таблица1.G18" office:value-type="string">
            <text:p text:style-name="P8"><draw:frame draw:style-name="fr1" draw:name="Изображение19" text:anchor-type="paragraph" svg:x="0.203cm" svg:y="0.579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3779136621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9" office:value-type="string">
            <text:p text:style-name="P10"/>
          </table:table-cell>
          <table:table-cell table:style-name="Таблица1.C19" office:value-type="string">
            <text:p text:style-name="P6"/>
          </table:table-cell>
          <table:table-cell table:style-name="Таблица1.D19" office:value-type="string">
            <text:p text:style-name="P9"/>
          </table:table-cell>
          <table:table-cell table:style-name="Таблица1.E19" office:value-type="string">
            <text:p text:style-name="P6">первинний</text:p>
          </table:table-cell>
          <table:table-cell table:style-name="Таблица1.F19" office:value-type="string">
            <text:p text:style-name="P8"/>
          </table:table-cell>
          <table:table-cell table:style-name="Таблица1.G19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124904214254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0" office:value-type="string">
            <text:p text:style-name="P10"/>
          </table:table-cell>
          <table:table-cell table:style-name="Таблица1.C20" office:value-type="string">
            <text:p text:style-name="P6"/>
          </table:table-cell>
          <table:table-cell table:style-name="Таблица1.D20" office:value-type="string">
            <text:p text:style-name="P9"/>
          </table:table-cell>
          <table:table-cell table:style-name="Таблица1.E20" office:value-type="string">
            <text:p text:style-name="P6">первинний</text:p>
          </table:table-cell>
          <table:table-cell table:style-name="Таблица1.F20" office:value-type="string">
            <text:p text:style-name="P8"/>
          </table:table-cell>
          <table:table-cell table:style-name="Таблица1.G20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12397843579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1" office:value-type="string">
            <text:p text:style-name="P10"/>
          </table:table-cell>
          <table:table-cell table:style-name="Таблица1.C21" office:value-type="string">
            <text:p text:style-name="P6"/>
          </table:table-cell>
          <table:table-cell table:style-name="Таблица1.D21" office:value-type="string">
            <text:p text:style-name="P9"/>
          </table:table-cell>
          <table:table-cell table:style-name="Таблица1.E21" office:value-type="string">
            <text:p text:style-name="P6">первинний</text:p>
          </table:table-cell>
          <table:table-cell table:style-name="Таблица1.F21" office:value-type="string">
            <text:p text:style-name="P8"/>
          </table:table-cell>
          <table:table-cell table:style-name="Таблица1.G21" office:value-type="string">
            <text:p text:style-name="P8"><draw:frame draw:style-name="fr1" draw:name="Изображение20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5038248909" text:continue-numbering="true" text:style-name="L1">
              <text:list-item>
                <text:p text:style-name="P7"><draw:frame draw:style-name="fr1" draw:name="Изображение23" text:anchor-type="paragraph" svg:x="16.249cm" svg:y="0.549cm" svg:width="1.953cm" svg:height="0.947cm" draw:z-index="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10"/>
          </table:table-cell>
          <table:table-cell table:style-name="Таблица1.C22" office:value-type="string">
            <text:p text:style-name="P6"/>
          </table:table-cell>
          <table:table-cell table:style-name="Таблица1.D22" office:value-type="string">
            <text:p text:style-name="P9"/>
          </table:table-cell>
          <table:table-cell table:style-name="Таблица1.E22" office:value-type="string">
            <text:p text:style-name="P6">первинний</text:p>
          </table:table-cell>
          <table:table-cell table:style-name="Таблица1.F22" office:value-type="string">
            <text:p text:style-name="P8"/>
          </table:table-cell>
          <table:table-cell table:style-name="Таблица1.G22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12420428307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3" office:value-type="string">
            <text:p text:style-name="P10"/>
          </table:table-cell>
          <table:table-cell table:style-name="Таблица1.C23" office:value-type="string">
            <text:p text:style-name="P6"/>
          </table:table-cell>
          <table:table-cell table:style-name="Таблица1.D23" office:value-type="string">
            <text:p text:style-name="P9"/>
          </table:table-cell>
          <table:table-cell table:style-name="Таблица1.E23" office:value-type="string">
            <text:p text:style-name="P6">первинний</text:p>
          </table:table-cell>
          <table:table-cell table:style-name="Таблица1.F23" office:value-type="string">
            <text:p text:style-name="P8"/>
          </table:table-cell>
          <table:table-cell table:style-name="Таблица1.G23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124280836213" text:continue-numbering="true" text:style-name="L1">
              <text:list-item>
                <text:p text:style-name="P7"><draw:frame draw:style-name="fr2" draw:name="Изображение24" text:anchor-type="char" svg:x="16.249cm" svg:y="0.469cm" svg:width="1.953cm" svg:height="0.947cm" draw:z-index="7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10"/>
          </table:table-cell>
          <table:table-cell table:style-name="Таблица1.C24" office:value-type="string">
            <text:p text:style-name="P6"/>
          </table:table-cell>
          <table:table-cell table:style-name="Таблица1.D24" office:value-type="string">
            <text:p text:style-name="P9"/>
          </table:table-cell>
          <table:table-cell table:style-name="Таблица1.E24" office:value-type="string">
            <text:p text:style-name="P6">первинний</text:p>
          </table:table-cell>
          <table:table-cell table:style-name="Таблица1.F24" office:value-type="string">
            <text:p text:style-name="P8"/>
          </table:table-cell>
          <table:table-cell table:style-name="Таблица1.G24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124099616984" text:continue-numbering="true" text:style-name="L1">
              <text:list-item>
                <text:p text:style-name="P7"><draw:frame draw:style-name="fr1" draw:name="Изображение25" text:anchor-type="paragraph" svg:x="16.249cm" svg:y="0.515cm" svg:width="1.953cm" svg:height="0.947cm" draw:z-index="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/>
          </table:table-cell>
          <table:table-cell table:style-name="Таблица1.D28" office:value-type="string">
            <text:p text:style-name="P9"/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124290868336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/>
          </table:table-cell>
          <table:table-cell table:style-name="Таблица1.D28" office:value-type="string">
            <text:p text:style-name="P9"/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><draw:frame draw:style-name="fr1" draw:name="Изображение31" text:anchor-type="paragraph" svg:x="0.203cm" svg:y="0.609cm" svg:width="1.953cm" svg:height="0.947cm" draw:z-index="3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455740110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/>
          </table:table-cell>
          <table:table-cell table:style-name="Таблица1.D28" office:value-type="string">
            <text:p text:style-name="P9"/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><draw:frame draw:style-name="fr1" draw:name="Изображение27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484668901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/>
          </table:table-cell>
          <table:table-cell table:style-name="Таблица1.D28" office:value-type="string">
            <text:p text:style-name="P9"/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12506977579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1" office:value-type="string">
            <text:p text:style-name="P10"/>
          </table:table-cell>
          <table:table-cell table:style-name="Таблица1.C31" office:value-type="string">
            <text:p text:style-name="P6"/>
          </table:table-cell>
          <table:table-cell table:style-name="Таблица1.D31" office:value-type="string">
            <text:p text:style-name="P9"/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8"/>
          </table:table-cell>
          <table:table-cell table:style-name="Таблица1.G31" office:value-type="string">
            <text:p text:style-name="P8"><draw:frame draw:style-name="fr1" draw:name="Изображение28" text:anchor-type="paragraph" svg:x="0.203cm" svg:y="0.575cm" svg:width="1.953cm" svg:height="0.947cm" draw:z-index="2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434545444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1" office:value-type="string">
            <text:p text:style-name="P10"/>
          </table:table-cell>
          <table:table-cell table:style-name="Таблица1.C31" office:value-type="string">
            <text:p text:style-name="P6"/>
          </table:table-cell>
          <table:table-cell table:style-name="Таблица1.D31" office:value-type="string">
            <text:p text:style-name="P9"/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8"/>
          </table:table-cell>
          <table:table-cell table:style-name="Таблица1.G31" office:value-type="string">
            <text:p text:style-name="P8"><draw:frame draw:style-name="fr1" draw:name="Изображение30" text:anchor-type="paragraph" svg:x="0.203cm" svg:y="0.575cm" svg:width="1.953cm" svg:height="0.947cm" draw:z-index="2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591830541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1" office:value-type="string">
            <text:p text:style-name="P10"/>
          </table:table-cell>
          <table:table-cell table:style-name="Таблица1.C31" office:value-type="string">
            <text:p text:style-name="P6"/>
          </table:table-cell>
          <table:table-cell table:style-name="Таблица1.D31" office:value-type="string">
            <text:p text:style-name="P9"/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8"/>
          </table:table-cell>
          <table:table-cell table:style-name="Таблица1.G31" office:value-type="string">
            <text:p text:style-name="P8"><draw:frame draw:style-name="fr1" draw:name="Изображение29" text:anchor-type="paragraph" svg:x="0.203cm" svg:y="0.575cm" svg:width="1.953cm" svg:height="0.947cm" draw:z-index="2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124958654576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2" office:value-type="string">
            <text:p text:style-name="P10"/>
          </table:table-cell>
          <table:table-cell table:style-name="Таблица1.C32" office:value-type="string">
            <text:p text:style-name="P6"/>
          </table:table-cell>
          <table:table-cell table:style-name="Таблица1.D32" office:value-type="string">
            <text:p text:style-name="P9"/>
          </table:table-cell>
          <table:table-cell table:style-name="Таблица1.E32" office:value-type="string">
            <text:p text:style-name="P6">первинний</text:p>
          </table:table-cell>
          <table:table-cell table:style-name="Таблица1.F32" office:value-type="string">
            <text:p text:style-name="P8"/>
          </table:table-cell>
          <table:table-cell table:style-name="Таблица1.G32" office:value-type="string">
            <text:p text:style-name="P8"/>
          </table:table-cell>
        </table:table-row>
      </table:table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47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5T07:00:22.360101654</meta:creation-date>
    <dc:date>2019-10-15T07:01:23.515042575</dc:date>
    <meta:editing-duration>PT1M2S</meta:editing-duration>
    <meta:editing-cycles>1</meta:editing-cycles>
    <meta:document-statistic meta:table-count="1" meta:image-count="31" meta:object-count="0" meta:page-count="2" meta:paragraph-count="75" meta:word-count="96" meta:character-count="635" meta:non-whitespace-character-count="614"/>
    <meta:generator>LibreOffice/6.3.2.2$Linux_X86_64 LibreOffice_project/30$Build-2</meta:generator>
  </office:meta>
</office:document-meta>
</file>